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E0000010791F7E1F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" svg:font-family="FreeSans" style:font-family-generic="swiss"/>
    <style:font-face style:name="Lohit Hindi1" svg:font-family="'Lohit Hind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text-properties fo:font-size="5pt" style:font-size-asian="5pt" style:font-size-complex="5pt"/>
    </style:style>
    <style:style style:name="P3" style:family="paragraph" style:parent-style-name="Footer">
      <style:paragraph-properties fo:text-align="center" style:justify-single-word="false"/>
      <style:text-properties fo:font-size="8pt" officeooo:rsid="000b8d38" officeooo:paragraph-rsid="000b8d38" style:font-size-asian="8pt" style:font-size-complex="8pt"/>
    </style:style>
    <style:style style:name="P4" style:family="paragraph" style:parent-style-name="Footer">
      <style:paragraph-properties fo:text-align="center" style:justify-single-word="false"/>
      <style:text-properties fo:font-size="8pt" fo:language="en" fo:country="US" officeooo:rsid="000b8d38" officeooo:paragraph-rsid="000b8d38" style:font-size-asian="8pt" style:font-size-complex="8pt"/>
    </style:style>
    <style:style style:name="P5" style:family="paragraph" style:parent-style-name="Standard">
      <style:text-properties officeooo:rsid="000c4f48" officeooo:paragraph-rsid="000c4f48"/>
    </style:style>
    <style:style style:name="P6" style:family="paragraph" style:parent-style-name="Standard">
      <style:text-properties officeooo:rsid="000d4acc" officeooo:paragraph-rsid="000d4acc"/>
    </style:style>
    <style:style style:name="P7" style:family="paragraph" style:parent-style-name="Standard">
      <style:text-properties officeooo:rsid="000d4acc" officeooo:paragraph-rsid="000efbc2"/>
    </style:style>
    <style:style style:name="P8" style:family="paragraph" style:parent-style-name="Standard">
      <style:text-properties officeooo:rsid="000d4acc" officeooo:paragraph-rsid="00125766"/>
    </style:style>
    <style:style style:name="P9" style:family="paragraph" style:parent-style-name="Standard">
      <style:text-properties officeooo:rsid="00125766" officeooo:paragraph-rsid="00125766"/>
    </style:style>
    <style:style style:name="P10" style:family="paragraph" style:parent-style-name="Standard">
      <style:text-properties fo:font-weight="bold" officeooo:rsid="00125766" officeooo:paragraph-rsid="00125766" style:font-weight-asian="bold" style:font-weight-complex="bold"/>
    </style:style>
    <style:style style:name="P11" style:family="paragraph" style:parent-style-name="Standard">
      <style:text-properties fo:font-style="italic" officeooo:rsid="00125766" officeooo:paragraph-rsid="00125766" style:font-style-asian="italic" style:font-style-complex="italic"/>
    </style:style>
    <style:style style:name="P12" style:family="paragraph" style:parent-style-name="Standard">
      <style:text-properties officeooo:rsid="0012d129" officeooo:paragraph-rsid="0012d129"/>
    </style:style>
    <style:style style:name="P13" style:family="paragraph" style:parent-style-name="Standard">
      <style:paragraph-properties fo:margin-top="0in" fo:margin-bottom="0.1402in" style:contextual-spacing="true"/>
      <style:text-properties officeooo:rsid="000d4acc" officeooo:paragraph-rsid="000d4acc"/>
    </style:style>
    <style:style style:name="P14" style:family="paragraph" style:parent-style-name="Standard">
      <style:paragraph-properties fo:margin-top="0in" fo:margin-bottom="0.1402in" style:contextual-spacing="true"/>
      <style:text-properties officeooo:rsid="0013a1a2" officeooo:paragraph-rsid="0013a1a2"/>
    </style:style>
    <style:style style:name="P15" style:family="paragraph" style:parent-style-name="Standard">
      <style:paragraph-properties fo:margin-top="0in" fo:margin-bottom="0.1402in" style:contextual-spacing="true"/>
      <style:text-properties fo:font-style="italic" officeooo:rsid="0013a1a2" officeooo:paragraph-rsid="0013a1a2" style:font-style-asian="italic" style:font-style-complex="italic"/>
    </style:style>
    <style:style style:name="P16" style:family="paragraph" style:parent-style-name="Standard">
      <style:paragraph-properties fo:margin-top="0in" fo:margin-bottom="0.1402in" style:contextual-spacing="true"/>
      <style:text-properties officeooo:rsid="00140637" officeooo:paragraph-rsid="00140637"/>
    </style:style>
    <style:style style:name="P17" style:family="paragraph" style:parent-style-name="Heading_20_2">
      <style:text-properties officeooo:rsid="000d4acc" officeooo:paragraph-rsid="000d4acc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0" style:family="paragraph" style:parent-style-name="Standard" style:master-page-name="Standard">
      <style:paragraph-properties style:page-number="auto"/>
    </style:style>
    <style:style style:name="P21" style:family="paragraph" style:parent-style-name="Standard">
      <style:text-properties fo:font-size="16pt" fo:font-weight="bold" officeooo:rsid="000c4f48" officeooo:paragraph-rsid="000c4f48" style:font-size-asian="16pt" style:font-weight-asian="bold" style:font-size-complex="16pt"/>
    </style:style>
    <style:style style:name="P22" style:family="paragraph" style:parent-style-name="Standard" style:list-style-name="L1">
      <style:text-properties officeooo:rsid="00125766" officeooo:paragraph-rsid="00125766"/>
    </style:style>
    <style:style style:name="P23" style:family="paragraph" style:parent-style-name="Standard" style:list-style-name="L1">
      <style:paragraph-properties fo:line-height="100%"/>
      <style:text-properties officeooo:rsid="00125766" officeooo:paragraph-rsid="00125766"/>
    </style:style>
    <style:style style:name="P24" style:family="paragraph" style:parent-style-name="Standard" style:list-style-name="L2">
      <style:text-properties officeooo:rsid="00125766" officeooo:paragraph-rsid="00125766"/>
    </style:style>
    <style:style style:name="P25" style:family="paragraph" style:parent-style-name="Standard" style:list-style-name="L3">
      <style:text-properties officeooo:rsid="00125766" officeooo:paragraph-rsid="0012d129"/>
    </style:style>
    <style:style style:name="P26" style:family="paragraph" style:parent-style-name="Standard" style:list-style-name="L3">
      <style:text-properties officeooo:rsid="0012d129" officeooo:paragraph-rsid="0012d129"/>
    </style:style>
    <style:style style:name="P27" style:family="paragraph" style:parent-style-name="Standard">
      <style:paragraph-properties fo:margin-top="0in" fo:margin-bottom="0.1402in" style:contextual-spacing="true"/>
      <style:text-properties officeooo:rsid="0013a1a2" officeooo:paragraph-rsid="0013a1a2"/>
    </style:style>
    <style:style style:name="P28" style:family="paragraph" style:parent-style-name="Standard">
      <style:paragraph-properties fo:margin-top="0in" fo:margin-bottom="0.1402in" style:contextual-spacing="true"/>
      <style:text-properties officeooo:rsid="001780af" officeooo:paragraph-rsid="001780af"/>
    </style:style>
    <style:style style:name="T1" style:family="text">
      <style:text-properties officeooo:rsid="000b8d3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c4f48"/>
    </style:style>
    <style:style style:name="T4" style:family="text">
      <style:text-properties officeooo:rsid="00109d0d"/>
    </style:style>
    <style:style style:name="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1">Website nordlicht-it.de</text:p>
      <text:p text:style-name="Text_20_body">Dieses <text:span text:style-name="T3">Dokument beschreibt das Projekt 'Redesign nordlicht-it.de' und alle notwendigen Schritte um die Webseite zu erweitern und zu verändern.</text:span></text:p>
      <text:table-of-content text:style-name="Sect1" text:protected="true" text:name="Table of Content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list xml:id="list6782162076657922048" text:style-name="WWNum1">
              <text:list-item>
                <text:p text:style-name="Contents_20_Heading">Inhalt</text:p>
              </text:list-item>
            </text:list>
          </text:index-title>
          <text:p text:style-name="P19"><text:a xlink:type="simple" xlink:href="#__RefHeading__294_1897171701" text:style-name="Index_20_Link" text:visited-style-name="Index_20_Link">Übersicht<text:tab/>1</text:a></text:p>
          <text:p text:style-name="P19"><text:a xlink:type="simple" xlink:href="#__RefHeading__483_1897171701" text:style-name="Index_20_Link" text:visited-style-name="Index_20_Link">Ändern von Inhalten<text:tab/>2</text:a></text:p>
          <text:p text:style-name="P19"><text:a xlink:type="simple" xlink:href="#__RefHeading__296_1897171701" text:style-name="Index_20_Link" text:visited-style-name="Index_20_Link">Hinzufügen von Seiten<text:tab/>2</text:a></text:p>
          <text:p text:style-name="P19"><text:a xlink:type="simple" xlink:href="#__RefHeading__485_1897171701" text:style-name="Index_20_Link" text:visited-style-name="Index_20_Link">Hinzufügen von Kästen in der zweiten Spalte<text:tab/>3</text:a></text:p>
          <text:p text:style-name="P19"><text:a xlink:type="simple" xlink:href="#__RefHeading__487_1897171701" text:style-name="Index_20_Link" text:visited-style-name="Index_20_Link">Konfiguration der Emails<text:tab/>4</text:a></text:p>
        </text:index-body>
      </text:table-of-content>
      <text:p text:style-name="P5"/>
      <text:h text:style-name="Heading_20_2" text:outline-level="2"><text:bookmark-start text:name="__RefHeading__294_1897171701"/>Übersicht<text:bookmark-end text:name="__RefHeading__294_1897171701"/></text:h>
      <text:p text:style-name="P7">Die Seite ist mit dem statischen Seitengenerator 'jekyll' erstellt, die Installation von jekyll ist im Dokument INSTALL.md beschrieben. Die Seiten sind im Markdown Format erstellt.</text:p>
      <text:p text:style-name="P6"/>
      <text:h text:style-name="Heading_20_2" text:outline-level="2"/>
      <text:h text:style-name="P18" text:outline-level="2"><text:bookmark-start text:name="__RefHeading__483_1897171701"/>Ändern von Inhalten<text:bookmark-end text:name="__RefHeading__483_1897171701"/></text:h>
      <text:p text:style-name="P9">Bestehende Seiten sind im Markdown Format erstellt. Die Dokumentation des Formats findet sich hier: <text:a xlink:type="simple" xlink:href="http://daringfireball.net/projects/markdown/syntax">http://daringfireball.net/projects/markdown/syntax</text:a></text:p>
      <text:p text:style-name="P8"/>
      <text:h text:style-name="P17" text:outline-level="2"><text:bookmark-start text:name="__RefHeading__296_1897171701"/>Hinzufügen von Seiten<text:bookmark-end text:name="__RefHeading__296_1897171701"/></text:h>
      <text:p text:style-name="P5"/>
      <text:p text:style-name="P10">Vorgehensweise:</text:p>
      <text:p text:style-name="P10"/>
      <text:list xml:id="list7576213326244993099" text:style-name="L1">
        <text:list-item>
          <text:p text:style-name="P22">Eine neue Datei im Hauptverzeichnis des Projekts anlegen mit der Dateiendung '.md'</text:p>
        </text:list-item>
        <text:list-item>
          <text:p text:style-name="P22">Den Dateiheader einfügen:</text:p>
          <text:p text:style-name="P22"/>
          <text:p text:style-name="P23">--- </text:p>
          <text:p text:style-name="P23">layout: page-2 </text:p>
          <text:p text:style-name="P23">title: E-Commerce </text:p>
          <text:p text:style-name="P23">menu: angebot </text:p>
          <text:p text:style-name="P23">permalink: /angebot/e-commerce/ </text:p>
          <text:p text:style-name="P23">---</text:p>
          <text:p text:style-name="P23"/>
        </text:list-item>
        <text:list-item>
          <text:p text:style-name="P22">Wenn die Seite im Menü erscheinen soll, das Menü in der Datei '_includes/header.html' ergänzen</text:p>
        </text:list-item>
      </text:list>
      <text:p text:style-name="P10"/>
      <text:p text:style-name="P10">Dateiheader:</text:p>
      <text:p text:style-name="P9"/>
      <text:p text:style-name="P11">Layout: <text:s/>Das verwendete Template</text:p>
      <text:p text:style-name="P11"/>
      <text:list xml:id="list7020208262246013117" text:style-name="L2">
        <text:list-item>
          <text:p text:style-name="P24">page-1 – Seite ohne zweite Spalte</text:p>
        </text:list-item>
        <text:list-item>
          <text:p text:style-name="P24">page-2 – Seite mit zweiter Spalte</text:p>
        </text:list-item>
      </text:list>
      <text:p text:style-name="P9"/>
      <text:p text:style-name="P9"><text:span text:style-name="T2">Title</text:span>: Der Titel der Seite</text:p>
      <text:p text:style-name="P9"/>
      <text:p text:style-name="P9"><text:span text:style-name="T2">Menu</text:span>: Welches Menü soll als aktiv angezeigt werden</text:p>
      <text:p text:style-name="P9"/>
      <text:list xml:id="list6553532939079418473" text:style-name="L3">
        <text:list-item>
          <text:p text:style-name="P26">index</text:p>
        </text:list-item>
        <text:list-item>
          <text:p text:style-name="P26">aktuelles</text:p>
        </text:list-item>
        <text:list-item>
          <text:p text:style-name="P25">angebot</text:p>
        </text:list-item>
        <text:list-item>
          <text:p text:style-name="P26">referenzen</text:p>
        </text:list-item>
        <text:list-item>
          <text:p text:style-name="P26">kontakt</text:p>
        </text:list-item>
      </text:list>
      <text:p text:style-name="P12"/>
      <text:p text:style-name="P12"><text:span text:style-name="T2">Permalink</text:span>: Der Link unter dem die Seite aufgerufen wird</text:p>
      <text:p text:style-name="P9"/>
      <text:h text:style-name="Heading_20_2" text:outline-level="2"/>
      <text:h text:style-name="P18" text:outline-level="2"><text:bookmark-start text:name="__RefHeading__485_1897171701"/>Hinzufügen von Kästen in der z<text:span text:style-name="T4">w</text:span>eiten Spalte<text:bookmark-end text:name="__RefHeading__485_1897171701"/></text:h>
      <text:p text:style-name="P13"/>
      <text:p text:style-name="P14">Die Einträge in der zweiten Spalte werden als Dateien im '_posts' Ordner angelegt. Der Dateiname muss der folgenden Konvention folgen:</text:p>
      <text:p text:style-name="P14"/>
      <text:p text:style-name="P15">YYYY-MM-DD-name.md</text:p>
      <text:p text:style-name="P14"/>
      <text:p text:style-name="P14">Die Datei muss den folgenden Dateiheader bekommen:</text:p>
      <text:p text:style-name="P14"/>
      <text:p text:style-name="P14">--- </text:p>
      <text:p text:style-name="P14">layout: post </text:p>
      <text:p text:style-name="P14">title: <text:s/>"Titel des Eintrags" </text:p>
      <text:p text:style-name="P28">hide: menu item to hide</text:p>
      <text:p text:style-name="P14">--- </text:p>
      <text:p text:style-name="P14"/>
      <text:p text:style-name="P14">Die Einträge werden nach Datum sortiert angezeigt. Um einen Eintrag nicht mehr anzuzeigen, muss die Datei einfach gelöscht oder aus dem _posts Ordner entfernt werden.</text:p>
      <text:p text:style-name="P14"/>
      <text:p text:style-name="P28">Soll ein Eintrag in einem bestimmten Menü nicht angezeigt werden, kann der 'hide: ' Eintrag angegeben werden, der als Inhalt den Wert aus dem 'menu' Feld der Seiten haben muss. Beispiel Referenzen = menu: referenzen.</text:p>
      <text:p text:style-name="P28"/>
      <text:p text:style-name="P14">Der Inhalt ist ebenfalls im Markdown Fomat erstellt.</text:p>
      <text:h text:style-name="Heading_20_2" text:outline-level="2"/>
      <text:h text:style-name="P18" text:outline-level="2"><text:bookmark-start text:name="__RefHeading__487_1897171701"/>Konfiguration der Emails<text:bookmark-end text:name="__RefHeading__487_1897171701"/></text:h>
      <text:p text:style-name="P13"/>
      <text:p text:style-name="P14">Für jedes Formular besteht eine einzelne <text:span text:style-name="T2">mailer-xyz.php</text:span> Datei die den Mailer konfiguriert und die Email sendet. In den <text:span text:style-name="T2">mailer-xaz.php</text:span> Dateien müssen folgende Konfigurationen/Ergänzungen vorgenommen werden:</text:p>
      <text:p text:style-name="P14"/>
      <text:p text:style-name="P14"/>
      <text:p text:style-name="P14">$mail-&gt;From = $_POST['email']; <text:tab/>Absender der Email: Wert aus Formular</text:p>
      <text:p text:style-name="P14">$mail-&gt;FromName = 'Mailer'; <text:tab/><text:tab/>Name des Absenders</text:p>
      <text:p text:style-name="P14">$mail-&gt;addAddress('email', 'Name');<text:tab/>Empfänger der Emails </text:p>
      <text:p text:style-name="P14"/>
      <text:p text:style-name="P14">$mail-&gt;Subject = 'Betreff der Email'; </text:p>
      <text:p text:style-name="P14">$mail-&gt;Body <text:s text:c="3"/>= " Die Nachricht selber“; </text:p>
      <text:p text:style-name="P14"/>
      <text:p text:style-name="P16">In den Emails kann HTML verwendet werden, alle Werte aus den Formularen der Webseite sind in der Grundversion verwende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" svg:font-family="FreeSans" style:font-family-generic="swiss"/>
    <style:font-face style:name="Lohit Hindi1" svg:font-family="'Lohit Hind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Droid Sans Fallback" style:font-size-asian="11pt" style:language-asian="de" style:country-asian="DE" style:font-name-complex="Times New Roman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de" fo:country="DE" style:letter-kerning="true" style:font-name-asian="Droid Sans Fallback" style:font-size-asian="11pt" style:language-asian="de" style:country-asian="DE" style:font-name-complex="Times New Roma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font-name-asian="DejaVu Sans" style:font-family-asian="'DejaVu Sans'" style:font-family-generic-asian="system" style:font-pitch-asian="variable" style:language-asian="en" style:country-asian="US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 style:font-family-generic-complex="swiss"/>
    </style:style>
    <style:style style:name="Heading_20_1" style:display-name="Heading 1" style:family="paragraph" style:parent-style-name="Standard" style:default-outline-level="1" style:list-style-name="WWNum1" style:class="text">
      <style:paragraph-properties fo:margin-top="0.3335in" fo:margin-bottom="0in" style:contextual-spacing="false" fo:keep-together="always" fo:keep-with-next="always"/>
      <style:text-properties style:font-name="Cambria" fo:font-family="Cambria" style:font-family-generic="roman" style:font-pitch="variable" fo:font-size="16pt" fo:font-weight="bold" style:font-size-asian="16pt" style:font-weight-asian="bold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style:font-name="Cambria" fo:font-family="Cambria" style:font-family-generic="roman" style:font-pitch="variable" fo:font-size="14pt" fo:font-weight="bold" style:font-size-asian="14pt" style:font-weight-asian="bold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39in" fo:margin-bottom="0in" style:contextual-spacing="false" fo:keep-together="always" fo:keep-with-next="always"/>
      <style:text-properties style:font-name="Cambria" fo:font-family="Cambria" style:font-family-generic="roman" style:font-pitch="variable" fo:font-size="12pt" fo:font-weight="bold" style:font-size-asian="12pt" style:font-weight-asian="bold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0.3043in" fo:margin-right="0in" fo:margin-top="0.1665in" fo:margin-bottom="0.0417in" style:contextual-spacing="false" style:line-height-at-least="0.0693in" fo:text-indent="-0.6in" style:auto-text-indent="false" fo:keep-with-next="always">
        <style:tab-stops>
          <style:tab-stop style:position="0.3043in"/>
        </style:tab-stops>
      </style:paragraph-properties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de" style:country-asian="DE" style:font-size-complex="10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0.4043in" fo:margin-right="0in" fo:margin-top="0.1665in" fo:margin-bottom="0.0417in" style:contextual-spacing="false" style:line-height-at-least="0.0693in" fo:text-indent="-0.7in" style:auto-text-indent="false">
        <style:tab-stops>
          <style:tab-stop style:position="0.4043in"/>
        </style:tab-stops>
      </style:paragraph-properties>
      <style:text-properties style:font-name="Arial" fo:font-family="Arial" style:font-family-generic="roman" style:font-pitch="variable" fo:font-style="italic" fo:font-weight="bold" style:font-name-asian="Times New Roman" style:font-family-asian="'Times New Roman'" style:font-family-generic-asian="system" style:font-pitch-asian="variable" style:language-asian="de" style:country-asian="DE" style:font-style-asian="italic" style:font-weight-asian="bold" style:font-size-complex="10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left="0.5043in" fo:margin-right="0in" fo:margin-top="0.1665in" fo:margin-bottom="0.0417in" style:contextual-spacing="false" style:line-height-at-least="0.0693in" fo:text-indent="-0.8in" style:auto-text-indent="false">
        <style:tab-stops>
          <style:tab-stop style:position="0.5043in"/>
        </style:tab-stops>
      </style:paragraph-properties>
      <style:text-properties style:font-name="Arial" fo:font-family="Arial" style:font-family-generic="roman" style:font-pitch="variable" fo:font-weight="bold" style:font-name-asian="Times New Roman" style:font-family-asian="'Times New Roman'" style:font-family-generic-asian="system" style:font-pitch-asian="variable" style:language-asian="de" style:country-asian="DE" style:font-weight-asian="bold" style:font-size-complex="10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left="0.6043in" fo:margin-right="0in" fo:margin-top="0.1665in" fo:margin-bottom="0.0417in" style:contextual-spacing="false" style:line-height-at-least="0.0693in" fo:text-indent="-0.9in" style:auto-text-indent="false">
        <style:tab-stops>
          <style:tab-stop style:position="0.6043in"/>
        </style:tab-stops>
      </style:paragraph-properties>
      <style:text-properties style:font-name="Arial" fo:font-family="Arial" style:font-family-generic="roman" style:font-pitch="variable" fo:font-size="12pt" fo:font-style="italic" fo:font-weight="bold" style:font-name-asian="Times New Roman" style:font-family-asian="'Times New Roman'" style:font-family-generic-asian="system" style:font-pitch-asian="variable" style:font-size-asian="12pt" style:language-asian="de" style:country-asian="DE" style:font-style-asian="italic" style:font-weight-asian="bold" style:font-size-complex="10pt"/>
    </style:style>
    <style:style style:name="Heading_20_8" style:display-name="Heading 8" style:family="paragraph" style:parent-style-name="Standard" style:default-outline-level="8" style:list-style-name="" style:class="text">
      <style:paragraph-properties fo:margin-left="0.7043in" fo:margin-right="0in" fo:margin-top="0.1665in" fo:margin-bottom="0.0417in" style:contextual-spacing="false" style:line-height-at-least="0.0693in" fo:text-indent="-1in" style:auto-text-indent="false">
        <style:tab-stops>
          <style:tab-stop style:position="0.7043in"/>
        </style:tab-stops>
      </style:paragraph-properties>
      <style:text-properties style:font-name="Arial" fo:font-family="Arial" style:font-family-generic="roman" style:font-pitch="variable" fo:font-size="12pt" fo:font-weight="bold" style:font-name-asian="Times New Roman" style:font-family-asian="'Times New Roman'" style:font-family-generic-asian="system" style:font-pitch-asian="variable" style:font-size-asian="12pt" style:language-asian="de" style:country-asian="DE" style:font-weight-asian="bold" style:font-size-complex="10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left="0.8043in" fo:margin-right="0in" fo:margin-top="0.1665in" fo:margin-bottom="0.0417in" style:contextual-spacing="false" style:line-height-at-least="0.0693in" fo:text-indent="-1.1in" style:auto-text-indent="false">
        <style:tab-stops>
          <style:tab-stop style:position="0.8043in"/>
        </style:tab-stops>
      </style:paragraph-properties>
      <style:text-properties style:font-name="Arial" fo:font-family="Arial" style:font-family-generic="roman" style:font-pitch="variable" fo:font-size="9pt" fo:font-weight="bold" style:font-name-asian="Times New Roman" style:font-family-asian="'Times New Roman'" style:font-family-generic-asian="system" style:font-pitch-asian="variable" style:font-size-asian="9pt" style:language-asian="de" style:country-asian="DE" style:font-weight-asian="bold" style:font-size-complex="10pt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style:line-height-at-least="0.0693in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style:line-height-at-least="0.0693in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style:line-height-at-least="0.0693in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Default" style:family="paragraph" style:default-outline-level="">
      <style:paragraph-properties style:line-height-at-least="0.0693in" fo:text-align="start" style:justify-single-word="false" fo:orphans="2" fo:widows="2" fo:hyphenation-ladder-count="no-limit" style:writing-mode="lr-tb"/>
      <style:text-properties fo:color="#000000" style:font-name="Arial" fo:font-family="Arial" style:font-family-generic="roman" style:font-pitch="variable" fo:font-size="12pt" style:font-name-asian="DejaVu Sans" style:font-family-asian="'DejaVu Sans'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fo:hyphenate="false" fo:hyphenation-remain-char-count="2" fo:hyphenation-push-char-count="2"/>
    </style:style>
    <style:style style:name="Contents_20_Heading" style:display-name="Contents Heading" style:family="paragraph" style:parent-style-name="Heading_20_1" style:default-outline-level="" style:class="index">
      <style:text-properties fo:color="#365f91" fo:font-size="14pt" style:font-size-asian="14pt" style:language-asian="de" style:country-asian="DE"/>
    </style:style>
    <style:style style:name="Contents_20_1" style:display-name="Contents 1" style:family="paragraph" style:parent-style-name="Standard" style:default-outline-level="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1528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3055in" fo:margin-right="0in" fo:margin-top="0in" fo:margin-bottom="0.0693in" style:contextual-spacing="false" fo:text-indent="0in" style:auto-text-indent="false"/>
    </style:style>
    <style:style style:name="No_20_Spacing" style:display-name="No Spacing" style:family="paragraph" style:default-outline-level="">
      <style:paragraph-properties style:line-height-at-least="0.0693in" fo:text-align="start" style:justify-single-word="false" fo:orphans="2" fo:widows="2" fo:hyphenation-ladder-count="no-limit" style:writing-mode="lr-tb"/>
      <style:text-properties style:font-name-asian="DejaVu Sans" style:font-family-asian="'DejaVu Sans'" style:font-family-generic-asian="system" style:font-pitch-asian="variable" style:language-asian="en" style:country-asian="US" fo:hyphenate="false" fo:hyphenation-remain-char-count="2" fo:hyphenation-push-char-count="2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>
      <style:paragraph-properties fo:text-align="start" style:justify-single-word="false"/>
    </style:style>
    <style:style style:name="Subtitle" style:family="paragraph" style:parent-style-name="Heading" style:default-outline-level="" style:class="chapter">
      <style:paragraph-properties fo:text-align="start" style:justify-single-word="false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Überschrift_20_1_20_Zchn" style:display-name="Überschrift 1 Zchn" style:family="text" style:parent-style-name="Default_20_Paragraph_20_Font">
      <style:text-properties style:font-name="Cambria" fo:font-family="Cambria" style:font-family-generic="roman" style:font-pitch="variable" fo:font-size="16pt" fo:font-weight="bold" style:font-size-asian="16pt" style:font-weight-asian="bold" style:font-size-complex="14pt" style:font-weight-complex="bold"/>
    </style:style>
    <style:style style:name="Überschrift_20_2_20_Zchn" style:display-name="Überschrift 2 Zchn" style:family="text" style:parent-style-name="Default_20_Paragraph_20_Font">
      <style:text-properties style:font-name="Cambria" fo:font-family="Cambria" style:font-family-generic="roman" style:font-pitch="variable" fo:font-size="14pt" fo:font-weight="bold" style:font-size-asian="14pt" style:font-weight-asian="bold" style:font-size-complex="13pt" style:font-weight-complex="bold"/>
    </style:style>
    <style:style style:name="Überschrift_20_3_20_Zchn" style:display-name="Überschrift 3 Zchn" style:family="text" style:parent-style-name="Default_20_Paragraph_20_Font">
      <style:text-properties style:font-name="Cambria" fo:font-family="Cambria" style:font-family-generic="roman" style:font-pitch="variable" fo:font-size="12pt" fo:font-weight="bold" style:font-size-asian="12pt" style:font-weight-asian="bold" style:font-weight-complex="bold"/>
    </style:style>
    <style:style style:name="Überschrift_20_4_20_Zchn" style:display-name="Überschrift 4 Zchn" style:family="text" style:parent-style-name="Default_20_Paragraph_20_Font"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de" style:country-asian="DE" style:font-name-complex="Times New Roman" style:font-family-complex="'Times New Roman'" style:font-family-generic-complex="system" style:font-pitch-complex="variable" style:font-size-complex="10pt"/>
    </style:style>
    <style:style style:name="Überschrift_20_5_20_Zchn" style:display-name="Überschrift 5 Zchn" style:family="text" style:parent-style-name="Default_20_Paragraph_20_Font">
      <style:text-properties style:font-name="Arial" fo:font-family="Arial" style:font-family-generic="roman" style:font-pitch="variable" fo:font-style="italic" fo:font-weight="bold" style:font-name-asian="Times New Roman" style:font-family-asian="'Times New Roman'" style:font-family-generic-asian="system" style:font-pitch-asian="variable" style:language-asian="de" style:country-asian="DE" style:font-style-asian="italic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Überschrift_20_6_20_Zchn" style:display-name="Überschrift 6 Zchn" style:family="text" style:parent-style-name="Default_20_Paragraph_20_Font">
      <style:text-properties style:font-name="Arial" fo:font-family="Arial" style:font-family-generic="roman" style:font-pitch="variable" fo:font-weight="bold" style:font-name-asian="Times New Roman" style:font-family-asian="'Times New Roman'" style:font-family-generic-asian="system" style:font-pitch-asian="variable" style:language-asian="de" style:country-asian="DE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Überschrift_20_7_20_Zchn" style:display-name="Überschrift 7 Zchn" style:family="text" style:parent-style-name="Default_20_Paragraph_20_Font">
      <style:text-properties style:font-name="Arial" fo:font-family="Arial" style:font-family-generic="roman" style:font-pitch="variable" fo:font-size="12pt" fo:font-style="italic" fo:font-weight="bold" style:font-name-asian="Times New Roman" style:font-family-asian="'Times New Roman'" style:font-family-generic-asian="system" style:font-pitch-asian="variable" style:font-size-asian="12pt" style:language-asian="de" style:country-asian="DE" style:font-style-asian="italic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Überschrift_20_8_20_Zchn" style:display-name="Überschrift 8 Zchn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Times New Roman" style:font-family-asian="'Times New Roman'" style:font-family-generic-asian="system" style:font-pitch-asian="variable" style:font-size-asian="12pt" style:language-asian="de" style:country-asian="DE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Überschrift_20_9_20_Zchn" style:display-name="Überschrift 9 Zchn" style:family="text" style:parent-style-name="Default_20_Paragraph_20_Font">
      <style:text-properties style:font-name="Arial" fo:font-family="Arial" style:font-family-generic="roman" style:font-pitch="variable" fo:font-size="9pt" fo:font-weight="bold" style:font-name-asian="Times New Roman" style:font-family-asian="'Times New Roman'" style:font-family-generic-asian="system" style:font-pitch-asian="variable" style:font-size-asian="9pt" style:language-asian="de" style:country-asian="DE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fo:color="#00000a" style:text-underline-style="none"/>
    </style:style>
    <style:style style:name="ListLabel_20_3" style:display-name="ListLabel 3" style:family="text">
      <style:text-properties fo:language="en" fo:country="GB"/>
    </style:style>
    <style:style style:name="Index_20_Link" style:display-name="Index Link" style:family="text"/>
    <style:style style:name="WW8Num22z0" style:family="text"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WW8Num2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2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Arial1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text-properties fo:font-size="5pt" style:font-size-asian="5pt" style:font-size-complex="5pt"/>
    </style:style>
    <style:style style:name="MP3" style:family="paragraph" style:parent-style-name="Footer">
      <style:paragraph-properties fo:text-align="center" style:justify-single-word="false"/>
      <style:text-properties fo:font-size="8pt" officeooo:rsid="000b8d38" officeooo:paragraph-rsid="000b8d38" style:font-size-asian="8pt" style:font-size-complex="8pt"/>
    </style:style>
    <style:style style:name="MP4" style:family="paragraph" style:parent-style-name="Footer">
      <style:paragraph-properties fo:text-align="center" style:justify-single-word="false"/>
      <style:text-properties fo:font-size="8pt" fo:language="en" fo:country="US" officeooo:rsid="000b8d38" officeooo:paragraph-rsid="000b8d38" style:font-size-asian="8pt" style:font-size-complex="8pt"/>
    </style:style>
    <style:style style:name="MT1" style:family="text">
      <style:text-properties officeooo:rsid="000b8d38"/>
    </style:style>
    <style:style style:name="M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0" style:layout-grid-base-height="0.1591in" style:layout-grid-ruby-height="0.0909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Dokumentation</text:span><text:tab/><text:span text:style-name="MT1">Ergänzung und Veränderung von</text:span> <text:span text:style-name="MT1">'</text:span>nordlicht-it.de<text:span text:style-name="MT1">'<text:tab/><text:tab/></text:span><text:tab/><draw:frame draw:style-name="Mfr1" draw:name="Picture" text:anchor-type="char" svg:x="5.6252in" svg:y="-0.2071in" svg:width="0.9366in" svg:height="1.1937in" draw:z-index="3"><draw:image xlink:href="Pictures/10000000000000CE0000010791F7E1F1.png" xlink:type="simple" xlink:show="embed" xlink:actuate="onLoad"/></draw:frame></text:p>
      </style:header>
      <style:footer>
        <text:p text:style-name="MP1"/>
        <text:p text:style-name="Footer">Nils Löwe<text:tab/>Seite <text:page-number text:select-page="current">4</text:page-number></text:p>
        <text:p text:style-name="MP2"/>
        <text:p text:style-name="MP3">Dieses Dokument wurde im Rahmen des Redesigns der Webseite nordlicht-it.de für die Nordlicht IT Gbr erstellt</text:p>
        <text:p text:style-name="MP4">This document was created for the Nordlicht IT Gbr during the website-redesign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gebot</dc:title>
    <dc:subject>Softwareentwicklung Regard 7000</dc:subject>
    <meta:initial-creator>Nils Löwe</meta:initial-creator>
    <meta:editing-cycles>23</meta:editing-cycles>
    <meta:print-date>2013-04-22T19:58:00</meta:print-date>
    <meta:creation-date>2013-04-22T19:24:00</meta:creation-date>
    <dc:date>2014-10-14T19:35:16.544679891</dc:date>
    <dc:language>en-US</dc:language>
    <meta:editing-duration>PT1H12M5S</meta:editing-duration>
    <meta:generator>LibreOffice/4.2.6.3$Linux_X86_64 LibreOffice_project/420m0$Build-3</meta:generator>
    <meta:document-statistic meta:table-count="0" meta:image-count="1" meta:object-count="0" meta:page-count="4" meta:paragraph-count="59" meta:word-count="416" meta:character-count="2896" meta:non-whitespace-character-count="2524"/>
    <meta:user-defined meta:name="AppVersion">14.0000</meta:user-defined>
    <meta:user-defined meta:name="Company">Draege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